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5cm" svg:y="7.9cm" presentation:class="title" presentation:user-transformed="true">
          <draw:text-box>
            <text:p text:style-name="P1"><text:span text:style-name="T1">Wapi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<text:s/>Wapiti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 application vulnerability scanner</text:p>
              </text:list-item>
              <text:list-item>
                <text:p>Wapiti is command-line application</text:p>
              </text:list-item>
              <text:list-item>
                <text:p>Wapiti allows you to audit the security of your web applications.</text:p>
              </text:list-item>
              <text:list-item>
                <text:p>It performs “black-box” scans, i.e. It does not study the source code of the application but will scan the webpages of the deployed webap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piti can detect following vulnerabilit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le disclosure (Local and remote include/require, fopen, readfile...)</text:p>
              </text:list-item>
              <text:list-item>
                <text:p>Database Injection (PHP/JSP/ASP SQL Injections and XPath Injections)</text:p>
              </text:list-item>
              <text:list-item>
                <text:p>XSS (Cross Site Scripting) injection (reflected and permanent)</text:p>
              </text:list-item>
              <text:list-item>
                <text:p>Safeguards against scan endless-loops (max number of values for a parameter)</text:p>
              </text:list-item>
              <text:list-item>
                <text:p>Possibility to set the first URLs to explore (even if not in scope)</text:p>
              </text:list-item>
              <text:list-item>
                <text:p>Import of cookies (get them with the wapiti-cookie and wapiti-getcookie tools)</text:p>
              </text:list-item>
              <text:list-item>
                <text:p>Can activate / deactivate SSL certificates verification</text:p>
              </text:list-item>
              <text:list-item>
                <text:p>Try to extract URLs from javascript (very basic JS interpreter)</text:p>
              </text:list-item>
              <text:list-item>
                <text:p>Weak .htaccess configurations that can be bypassed<text:line-break/><text:line-break/>Wapiti supports both GET and POST HTTP methods for at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Fea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s vulnerability reports in various formats (HTML, XML, JSON, TXT...)</text:p>
              </text:list-item>
              <text:list-item>
                <text:p>Can suspend and resume a scan or an attack</text:p>
              </text:list-item>
              <text:list-item>
                <text:p>Can give you colors in the terminal to highlight vulnerabilities</text:p>
              </text:list-item>
              <text:list-item>
                <text:p>Different levels of verbosity</text:p>
              </text:list-item>
              <text:list-item>
                <text:p>Fast and easy way to activate/deactivate attack modules</text:p>
              </text:list-item>
              <text:list-item>
                <text:p>Adding a payload can be as easy as adding a line to a text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ython 2.x where x is &gt;= 6 (2.6, 2.7...)</text:p>
              </text:list-item>
              <text:list-item>
                <text:p>python-requests v1.2.3 or more ( http://docs.python-requests.org/en/latest/ )<text:line-break/><text:line-break/>sudo apt-get install python-requests</text:p>
              </text:list-item>
              <text:list-item>
                <text:p>+ BeautifulSoup ( http://www.crummy.com/software/BeautifulSoup/ )<text:line-break/><text:line-break/>sudo apt-get install python-beautifulso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text-style-name="P3" draw:layer="layout" svg:width="25.199cm" svg:height="3.506cm" svg:x="1.401cm" svg:y="7.6cm" presentation:class="title" presentation:user-transformed="true">
          <draw:text-box>
            <text:p text:style-name="P3"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23:58:16.328577982</meta:creation-date>
    <dc:date>2017-07-10T00:34:20.021903068</dc:date>
    <meta:editing-duration>PT5M12S</meta:editing-duration>
    <meta:editing-cycles>1</meta:editing-cycles>
    <meta:document-statistic meta:object-count="43"/>
    <meta:generator>LibreOffice/5.2.2.2$Linux_X86_64 LibreOffice_project/20m0$Build-2</meta:generator>
  </office:meta>
</office:document-meta>
</file>